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1" svg:font-family="Monospace"/>
    <style:font-face style:name="Lohit Devanagari1" svg:font-family="'Lohit Devanagari'" style:font-pitch="variable"/>
    <style:font-face style:name="Monospace" svg:font-family="Monospace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  <style:paragraph-properties style:writing-mode="lr-tb"/>
    </style:style>
    <style:style style:name="gr3" style:family="graphic" style:parent-style-name="standard" style:list-style-name="L1">
      <style:graphic-properties draw:stroke="none" draw:fill="none" fo:min-height="6.227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gr5" style:family="graphic" style:parent-style-name="objectwithoutfill">
      <style:graphic-properties draw:stroke="solid" svg:stroke-width="0.035cm" svg:stroke-color="#000000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eeeeee" draw:opacity="100%" draw:textarea-horizontal-align="justify" draw:textarea-vertical-align="top" draw:auto-grow-height="false" fo:min-height="5.422cm" fo:min-width="6.68cm" fo:padding-top="0.014cm" fo:padding-bottom="0.014cm" fo:padding-left="0.014cm" fo:padding-right="0.014cm"/>
      <style:paragraph-properties style:writing-mode="lr-tb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47cm" fo:min-width="0.248cm" fo:padding-top="0.009cm" fo:padding-bottom="0.009cm" fo:padding-left="0.009cm" fo:padding-right="0.009cm"/>
    </style:style>
    <style:style style:name="gr8" style:family="graphic" style:parent-style-name="standard">
      <style:graphic-properties draw:stroke="none" draw:fill="none" draw:fill-color="#ffffff" fo:min-height="1.655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solid" draw:fill-color="#dddddd" draw:opacity="100%" draw:textarea-horizontal-align="justify" draw:textarea-vertical-align="top" draw:auto-grow-height="false" fo:min-height="1.935cm" fo:min-width="5.416cm" fo:padding-top="0.017cm" fo:padding-bottom="0.017cm" fo:padding-left="0.017cm" fo:padding-right="0.017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solid" draw:fill-color="#7f7f7f" draw:opacity="100%" draw:textarea-horizontal-align="justify" draw:textarea-vertical-align="top" draw:auto-grow-height="false" fo:min-height="2.016cm" fo:min-width="6.222cm" fo:padding-top="0.017cm" fo:padding-bottom="0.017cm" fo:padding-left="0.017cm" fo:padding-right="0.017cm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top" draw:auto-grow-height="false" fo:min-height="0.922cm" fo:min-width="5.422cm" fo:padding-top="0.014cm" fo:padding-bottom="0.014cm" fo:padding-left="0.014cm" fo:padding-right="0.014cm"/>
      <style:paragraph-properties style:writing-mode="lr-tb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389cm" fo:min-width="2.383cm" fo:padding-top="0.014cm" fo:padding-bottom="0.014cm" fo:padding-left="0.014cm" fo:padding-right="0.014cm"/>
      <style:paragraph-properties style:writing-mode="lr-tb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452cm" fo:min-width="1.335cm" fo:padding-top="0.014cm" fo:padding-bottom="0.014cm" fo:padding-left="0.014cm" fo:padding-right="0.014cm"/>
      <style:paragraph-properties style:writing-mode="lr-tb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451cm" fo:min-width="1.082cm" fo:padding-top="0.014cm" fo:padding-bottom="0.014cm" fo:padding-left="0.014cm" fo:padding-right="0.014cm"/>
      <style:paragraph-properties style:writing-mode="lr-tb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501cm" fo:min-width="1.964cm" fo:padding-top="0.014cm" fo:padding-bottom="0.014cm" fo:padding-left="0.014cm" fo:padding-right="0.014cm"/>
      <style:paragraph-properties style:writing-mode="lr-tb"/>
    </style:style>
    <style:style style:name="gr16" style:family="graphic" style:parent-style-name="standard">
      <style:graphic-properties svg:stroke-width="0.028cm" svg:stroke-color="#000000" draw:marker-start-width="0.242cm" draw:marker-end-width="0.242cm" draw:fill="solid" draw:fill-color="#000000" draw:opacity="100%" draw:textarea-horizontal-align="justify" draw:textarea-vertical-align="middle" draw:auto-grow-height="false" fo:min-height="0.39cm" fo:min-width="2.36cm" fo:padding-top="0.014cm" fo:padding-bottom="0.014cm" fo:padding-left="0.014cm" fo:padding-right="0.014cm"/>
      <style:paragraph-properties style:writing-mode="lr-tb"/>
    </style:style>
    <style:style style:name="gr17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1.698cm" fo:min-width="0.241cm" fo:padding-top="0.009cm" fo:padding-bottom="0.009cm" fo:padding-left="0.009cm" fo:padding-right="0.009cm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-color="#cccccc" draw:textarea-horizontal-align="justify" draw:textarea-vertical-align="middle" draw:auto-grow-height="false" fo:min-height="0.231cm" fo:min-width="0.211cm" fo:padding-top="0.009cm" fo:padding-bottom="0.009cm" fo:padding-left="0.009cm" fo:padding-right="0.009cm"/>
    </style:style>
    <style:style style:name="gr19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2cm" fo:min-width="1.868cm" fo:padding-top="0.009cm" fo:padding-bottom="0.009cm" fo:padding-left="0.009cm" fo:padding-right="0.009cm"/>
      <style:paragraph-properties style:writing-mode="lr-tb"/>
    </style:style>
    <style:style style:name="gr20" style:family="graphic" style:parent-style-name="standard">
      <style:graphic-properties svg:stroke-width="0.018cm" svg:stroke-color="#000000" draw:marker-start-width="0.227cm" draw:marker-end-width="0.227cm" draw:fill-color="#cccccc" draw:textarea-horizontal-align="justify" draw:textarea-vertical-align="middle" draw:auto-grow-height="false" fo:min-height="0.277cm" fo:min-width="4.071cm" fo:padding-top="0.009cm" fo:padding-bottom="0.009cm" fo:padding-left="0.009cm" fo:padding-right="0.009cm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283cm" fo:min-width="1.151cm" fo:padding-top="0.009cm" fo:padding-bottom="0.009cm" fo:padding-left="0.009cm" fo:padding-right="0.009cm"/>
      <style:paragraph-properties style:writing-mode="lr-tb"/>
    </style:style>
    <style:style style:name="gr22" style:family="graphic" style:parent-style-name="standard">
      <style:graphic-properties draw:stroke="none" draw:fill="none" draw:fill-color="#ffffff" fo:min-height="0.439cm"/>
      <style:paragraph-properties style:writing-mode="lr-tb"/>
    </style:style>
    <style:style style:name="gr23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="solid" draw:fill-color="#cccccc" draw:opacity="100%" draw:textarea-horizontal-align="justify" draw:textarea-vertical-align="top" draw:auto-grow-height="false" fo:min-height="0.873cm" fo:min-width="2.708cm" fo:padding-top="0.009cm" fo:padding-bottom="0.009cm" fo:padding-left="0.009cm" fo:padding-right="0.009cm"/>
      <style:paragraph-properties style:writing-mode="lr-tb"/>
    </style:style>
    <style:style style:name="gr24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1cm" fo:padding-top="0.014cm" fo:padding-bottom="0.014cm" fo:padding-left="0.014cm" fo:padding-right="0.014cm"/>
      <style:paragraph-properties style:writing-mode="lr-tb"/>
    </style:style>
    <style:style style:name="gr25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gr26" style:family="graphic" style:parent-style-name="standard">
      <style:graphic-properties draw:stroke="solid" draw:stroke-dash="Dashed_20__28_var_29_"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0.453cm" fo:min-width="1.08cm" fo:padding-top="0.014cm" fo:padding-bottom="0.014cm" fo:padding-left="0.014cm" fo:padding-right="0.014cm"/>
      <style:paragraph-properties style:writing-mode="lr-tb"/>
    </style:style>
    <style:style style:name="gr27" style:family="graphic" style:parent-style-name="standard">
      <style:graphic-properties draw:stroke="none" draw:fill="none" draw:fill-color="#ffffff" fo:min-height="0.314cm"/>
      <style:paragraph-properties style:writing-mode="lr-tb"/>
    </style:style>
    <style:style style:name="gr28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29cm" fo:min-width="1.17cm" fo:padding-top="0.009cm" fo:padding-bottom="0.009cm" fo:padding-left="0.009cm" fo:padding-right="0.00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.8cm" fo:margin-bottom="0.8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style:font-name="Liberation Serif"/>
    </style:style>
    <style:style style:name="P9" style:family="paragraph"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10" style:family="paragraph">
      <loext:graphic-properties draw:fill="solid" draw:fill-color="#eeeeee" draw:opacity="100%"/>
      <style:paragraph-properties fo:text-align="start" style:writing-mode="lr-tb"/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P11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" fo:font-size="8pt" style:font-size-asian="8pt" style:font-size-complex="8pt"/>
    </style:style>
    <style:style style:name="P13" style:family="paragraph"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4" style:family="paragraph">
      <loext:graphic-properties draw:fill="solid" draw:fill-color="#dddddd" draw:opacity="100%"/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5" style:family="paragraph"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6" style:family="paragraph">
      <loext:graphic-properties draw:fill="solid" draw:fill-color="#7f7f7f" draw:opacity="100%"/>
      <style:paragraph-properties fo:text-align="start" style:writing-mode="lr-tb"/>
      <style:text-properties style:font-name="Liberation Serif" fo:font-size="8pt" fo:font-weight="bold" style:font-size-asian="6pt" style:font-weight-asian="bold" style:font-size-complex="6pt" style:font-weight-complex="bold"/>
    </style:style>
    <style:style style:name="P17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8pt" style:font-size-asian="6pt" style:font-size-complex="6pt"/>
    </style:style>
    <style:style style:name="P18" style:family="paragraph">
      <style:paragraph-properties fo:text-align="center" style:text-autospace="none" style:writing-mode="lr-tb"/>
      <style:text-properties fo:color="#ffffff" style:font-name="Liberation Serif" fo:font-size="10pt" style:font-name-asian="Monospace1" style:font-size-asian="10pt" style:font-name-complex="Monospace1" style:font-size-complex="10pt"/>
    </style:style>
    <style:style style:name="P19" style:family="paragraph">
      <loext:graphic-properties draw:fill="solid" draw:fill-color="#000000" draw:opacity="100%"/>
      <style:paragraph-properties fo:text-align="center" style:text-autospace="none" style:writing-mode="lr-tb"/>
      <style:text-properties fo:color="#ffffff" style:font-name="Liberation Serif" fo:font-size="10pt" style:font-name-asian="Monospace1" style:font-size-asian="10pt" style:font-name-complex="Monospace1" style:font-size-complex="10pt"/>
    </style:style>
    <style:style style:name="P20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1" style:family="paragraph">
      <loext:graphic-properties draw:fill="solid" draw:fill-color="#000000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22" style:family="paragraph"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3" style:family="paragraph">
      <loext:graphic-properties draw:fill="solid" draw:fill-color="#000000" draw:opacity="100%"/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24" style:family="paragraph">
      <loext:graphic-properties draw:fill-color="#cccccc"/>
      <style:paragraph-properties fo:text-align="center"/>
      <style:text-properties style:font-name="Liberation Serif"/>
    </style:style>
    <style:style style:name="P25" style:family="paragraph"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6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8pt" style:font-size-complex="8pt"/>
    </style:style>
    <style:style style:name="P27" style:family="paragraph">
      <style:paragraph-properties fo:text-align="center" style:writing-mode="lr-tb"/>
      <style:text-properties style:font-name="Liberation Serif"/>
    </style:style>
    <style:style style:name="P28" style:family="paragraph">
      <loext:graphic-properties draw:fill-color="#cccccc"/>
      <style:paragraph-properties fo:text-align="center" style:writing-mode="lr-tb"/>
      <style:text-properties style:font-name="Liberation Serif"/>
    </style:style>
    <style:style style:name="P29" style:family="paragraph">
      <loext:graphic-properties draw:fill-color="#000000"/>
      <style:paragraph-properties fo:text-align="center" style:writing-mode="lr-tb"/>
      <style:text-properties style:font-name="Liberation Serif"/>
    </style:style>
    <style:style style:name="P30" style:family="paragraph">
      <style:paragraph-properties fo:text-align="start" style:writing-mode="lr-tb"/>
      <style:text-properties style:font-name="Liberation Serif" fo:font-size="6pt" style:font-size-asian="6pt" style:font-size-complex="6pt"/>
    </style:style>
    <style:style style:name="P31" style:family="paragraph">
      <loext:graphic-properties draw:fill="solid" draw:fill-color="#cccccc" draw:opacity="100%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32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33" style:family="paragraph">
      <loext:graphic-properties draw:fill-color="#000000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1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1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6" style:family="text">
      <style:text-properties style:font-name="Liberation Serif" fo:font-size="6pt" style:font-size-asian="6pt" style:font-size-complex="6pt"/>
    </style:style>
    <style:style style:name="T7" style:family="text">
      <style:text-properties style:font-name="Liberation Serif" fo:font-size="8pt" style:font-size-asian="6pt" style:font-size-complex="6pt"/>
    </style:style>
    <style:style style:name="T8" style:family="text">
      <style:text-properties style:font-name="Liberation Serif" fo:font-size="8pt" fo:font-weight="bold" style:font-size-asian="6pt" style:font-weight-asian="bold" style:font-size-complex="6pt" style:font-weight-complex="bold"/>
    </style:style>
    <style:style style:name="T9" style:family="text">
      <style:text-properties fo:color="#ffffff" style:font-name="Liberation Serif" fo:font-size="8pt" style:font-name-asian="Monospace1" style:font-size-asian="6pt" style:font-name-complex="Monospace1" style:font-size-complex="6pt"/>
    </style:style>
    <style:style style:name="T10" style:family="text">
      <style:text-properties style:font-name="Liberation Serif" fo:font-size="8pt" style:font-size-asian="8pt" style:font-size-complex="8pt"/>
    </style:style>
    <style:style style:name="T11" style:family="text">
      <style:text-properties style:font-name="Liberation Serif"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Systems</text:span></text:p>
          </draw:text-box>
        </draw:frame>
        <draw:frame draw:style-name="gr2" draw:text-style-name="P4" draw:layer="layout" svg:width="12.176cm" svg:height="1.338cm" svg:x="0cm" svg:y="0.659cm">
          <draw:text-box>
            <text:p text:style-name="P3"><text:span text:style-name="T2">The methodology efficiently deploys and accelerates floating-point neural networks on embedded systems, optimizing performance, energy consumption, and hardware utilization.</text:span></text:p>
          </draw:text-box>
        </draw:frame>
        <draw:frame draw:style-name="gr3" draw:text-style-name="P6" draw:layer="layout" svg:width="4.572cm" svg:height="6.477cm" svg:x="0.111cm" svg:y="2.178cm">
          <draw:text-box>
            <text:p text:style-name="P5"><text:span text:style-name="T3">Abstraction levels:</text:span></text:p>
            <text:list text:style-name="L2">
              <text:list-item>
                <text:p text:style-name="P5"><text:span text:style-name="T4">Model deployment</text:span></text:p>
              </text:list-item>
              <text:list-item>
                <text:p text:style-name="P5"><text:span text:style-name="T4">System infrastructure</text:span></text:p>
              </text:list-item>
              <text:list-item>
                <text:p text:style-name="P5"><text:span text:style-name="T3">Streamlined acceleration</text:span></text:p>
              </text:list-item>
              <text:list-item>
                <text:p text:style-name="P5"><text:span text:style-name="T4">Optimized processing</text:span></text:p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draw:custom-shape draw:style-name="gr4" draw:text-style-name="P7" draw:layer="layout" svg:width="4.191cm" svg:height="0.762cm" svg:x="0.238cm" svg:y="5.42cm">
          <text:p/>
          <draw:enhanced-geometry svg:viewBox="0 0 21600 21600" draw:type="rectangle" draw:enhanced-path="M 0 0 L 21600 0 21600 21600 0 21600 0 0 Z N"/>
        </draw:custom-shape>
        <draw:line draw:style-name="gr5" draw:text-style-name="P8" draw:layer="layout" svg:x1="6.852cm" svg:y1="3.417cm" svg:x2="6.852cm" svg:y2="2.281cm">
          <text:p/>
        </draw:line>
        <draw:custom-shape draw:style-name="gr6" draw:text-style-name="P10" draw:layer="layout" svg:width="6.708cm" svg:height="5.45cm" svg:x="4.956cm" svg:y="2.91cm">
          <text:p text:style-name="P9"><text:span text:style-name="T5">Tensor 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0.532cm" svg:height="0.92cm" svg:x="9.563cm" svg:y="2.304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12" draw:layer="layout" svg:width="1.68cm" svg:height="1.905cm" svg:x="9.946cm" svg:y="2.46cm">
          <draw:text-box>
            <text:p><text:span text:style-name="T6">AXI-Lite</text:span></text:p>
          </draw:text-box>
        </draw:frame>
        <draw:custom-shape draw:style-name="gr9" draw:text-style-name="P14" draw:layer="layout" svg:width="5.45cm" svg:height="1.969cm" svg:x="5.585cm" svg:y="3.247cm">
          <text:p text:style-name="P13"><text:span text:style-name="T7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6" draw:layer="layout" svg:width="6.256cm" svg:height="2.05cm" svg:x="5.198cm" svg:y="6.082cm">
          <text:p text:style-name="P15"><text:span text:style-name="T8">Execution</text:span></text:p>
          <text:p text:style-name="P15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5.45cm" svg:height="0.95cm" svg:x="5.375cm" svg:y="7.03cm">
          <text:p text:style-name="P13"><text:span text:style-name="T7">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2.411cm" svg:height="0.417cm" svg:x="8.183cm" svg:y="7.414cm">
          <text:p text:style-name="P18"><text:span text:style-name="T9">Depthwise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1" draw:layer="layout" svg:width="1.363cm" svg:height="0.48cm" svg:x="6.354cm" svg:y="4.606cm">
          <text:p text:style-name="P20"><text:span text:style-name="T6">Hyper</text:span></text:p>
          <text:p text:style-name="P20"><text:span text:style-name="T6">paramet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1" draw:layer="layout" svg:width="1.11cm" svg:height="0.479cm" svg:x="9.091cm" svg:y="4.606cm">
          <text:p text:style-name="P20"><text:span text:style-name="T6">B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1" draw:layer="layout" svg:width="1.11cm" svg:height="0.479cm" svg:x="7.853cm" svg:y="4.606cm">
          <text:p text:style-name="P20"><text:span text:style-name="T6">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3" draw:layer="layout" svg:width="1.992cm" svg:height="0.529cm" svg:x="8.198cm" svg:y="6.189cm">
          <text:p text:style-name="P22"><text:span text:style-name="T10">Input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draw:layer="layout" svg:width="2.388cm" svg:height="0.418cm" svg:x="5.585cm" svg:y="7.413cm">
          <text:p text:style-name="P18"><text:span text:style-name="T9">Conv2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4" draw:layer="layout" svg:width="0.629cm" svg:height="1.799cm" svg:x="6.423cm" svg:y="5.216cm">
          <text:p/>
          <draw:enhanced-geometry svg:viewBox="0 0 21600 21600" draw:text-areas="?f0 0 ?f2 ?f5" draw:type="down-arrow" draw:modifiers="19168.8311688312 6369.5937090432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24" draw:layer="layout" svg:width="0.629cm" svg:height="0.301cm" svg:x="8.882cm" svg:y="6.721cm">
          <text:p/>
          <draw:enhanced-geometry svg:viewBox="0 0 21600 21600" draw:mirror-horizontal="false" draw:mirror-vertical="false" draw:text-areas="?f0 0 ?f2 ?f5" draw:type="down-arrow" draw:modifiers="11160.7072691552 6879.1612057667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26" draw:layer="layout" svg:width="1.886cm" svg:height="0.89cm" svg:x="5.917cm" svg:y="3.55cm">
          <text:p text:style-name="P25"><text:span text:style-name="T11">Floating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8" draw:layer="layout" svg:width="4.088cm" svg:height="0.839cm" svg:x="7.157cm" svg:y="5.231cm">
          <text:p text:style-name="P27"><text:span text:style-name="T10">Input stream channel</text:span></text:p>
          <draw:enhanced-geometry svg:viewBox="0 0 21600 21600" draw:text-areas="0 ?f0 21600 ?f4" draw:type="up-down-arrow-callout" draw:modifiers="7008.84955752212 9069.03512313282 3950.44247787611 9989.01897456601" draw:enhanced-path="M 0 ?f0 L 0 ?f4 ?f3 ?f4 ?f3 ?f6 ?f1 ?f6 10800 21600 ?f5 ?f6 ?f7 ?f6 ?f7 ?f4 21600 ?f4 21600 ?f0 ?f7 ?f0 ?f7 ?f2 ?f5 ?f2 10800 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0 "/>
            <draw:equation draw:name="f5" draw:formula="21600-?f1 "/>
            <draw:equation draw:name="f6" draw:formula="21600-?f2 "/>
            <draw:equation draw:name="f7" draw:formula="21600-?f3 "/>
            <draw:handle draw:handle-position="left $0" draw:handle-range-y-minimum="$2" draw:handle-range-y-maximum="108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21" draw:text-style-name="P29" draw:layer="layout" svg:width="1.363cm" svg:height="0.557cm" svg:x="10.825cm" svg:y="7.055cm">
          <text:p text:style-name="P27"><text:span text:style-name="T6">AXI-Stream</text:span></text:p>
          <draw:enhanced-geometry svg:viewBox="0 0 21600 21600" draw:mirror-horizontal="false" draw:mirror-vertical="false" draw:text-areas="0 ?f0 ?f5 ?f2" draw:type="right-arrow" draw:modifiers="15889.9866488652 4980.1608579088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2" draw:layer="layout" svg:width="2.262cm" svg:height="0.689cm" svg:x="6.993cm" svg:y="2.47cm">
          <draw:text-box>
            <text:p><text:span text:style-name="T6">OnDone Interrupt</text:span></text:p>
          </draw:text-box>
        </draw:frame>
        <draw:custom-shape draw:style-name="gr23" draw:text-style-name="P31" draw:layer="layout" svg:width="2.726cm" svg:height="0.891cm" svg:x="8.011cm" svg:y="3.551cm">
          <text:p text:style-name="P30"><text:span text:style-name="T6">Fixed-po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2" draw:layer="layout" svg:width="1.109cm" svg:height="0.481cm" svg:x="8.184cm" svg:y="3.833cm">
          <text:p text:style-name="P20"><text:span text:style-name="T6">Quantized</text:span></text:p>
          <text:p text:style-name="P20"><text:span text:style-name="T6">multip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2" draw:layer="layout" svg:width="1.108cm" svg:height="0.481cm" svg:x="9.423cm" svg:y="3.833cm">
          <text:p text:style-name="P20"><text:span text:style-name="T6">Quantized</text:span></text:p>
          <text:p text:style-name="P20"><text:span text:style-name="T6">shi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32" draw:layer="layout" svg:width="1.108cm" svg:height="0.481cm" svg:x="6.289cm" svg:y="3.833cm">
          <text:p text:style-name="P20"><text:span text:style-name="T11">Custom</text:span></text:p>
          <text:p text:style-name="P20"><text:span text:style-name="T11">quanti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2" draw:layer="layout" svg:width="2.921cm" svg:height="0.564cm" svg:x="8.42cm" svg:y="1.774cm">
          <draw:text-box>
            <text:p><text:span text:style-name="T10">Execution mode</text:span></text:p>
          </draw:text-box>
        </draw:frame>
        <draw:custom-shape draw:style-name="gr28" draw:text-style-name="P33" draw:layer="layout" svg:width="1.356cm" svg:height="0.615cm" svg:x="10.826cm" svg:y="5.345cm">
          <text:p text:style-name="P20"><text:span text:style-name="T6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1" svg:font-family="Monospace"/>
    <style:font-face style:name="Lohit Devanagari1" svg:font-family="'Lohit Devanagari'" style:font-pitch="variable"/>
    <style:font-face style:name="Monospace" svg:font-family="Monospace" style:font-pitch="variable"/>
    <style:font-face style:name="Noto Sans CJK SC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11:08:03.131904742</dc:date>
    <meta:editing-duration>PT4H11M19S</meta:editing-duration>
    <meta:editing-cycles>62</meta:editing-cycles>
    <meta:generator>LibreOffice/6.4.7.2$Linux_X86_64 LibreOffice_project/40$Build-2</meta:generator>
    <meta:document-statistic meta:object-count="29"/>
  </office:meta>
</office:document-meta>
</file>